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center"/>
    </style:style>
    <style:style style:name="P2" style:parent-style-name="Normal" style:family="paragraph">
      <style:paragraph-properties fo:text-align="center"/>
    </style:style>
    <style:style style:name="T3" style:parent-style-name="Policepardéfaut" style:family="text">
      <style:text-properties fo:background-color="#FFFF00"/>
    </style:style>
    <style:style style:name="P4" style:parent-style-name="Normal" style:family="paragraph">
      <style:paragraph-properties fo:text-align="center"/>
    </style:style>
    <style:style style:name="P5" style:parent-style-name="Paragraphedeliste" style:list-style-name="LFO1" style:family="paragraph"/>
    <style:style style:name="P6" style:parent-style-name="Paragraphedeliste" style:list-style-name="LFO1" style:family="paragraph"/>
    <style:style style:name="P7" style:parent-style-name="Paragraphedeliste" style:list-style-name="LFO1" style:family="paragraph"/>
    <style:style style:name="P8" style:parent-style-name="Paragraphedeliste" style:list-style-name="LFO1" style:family="paragraph"/>
    <style:style style:name="P9" style:parent-style-name="Paragraphedeliste" style:list-style-name="LFO1" style:family="paragraph"/>
    <style:style style:name="P10" style:parent-style-name="Paragraphedeliste" style:list-style-name="LFO1" style:family="paragraph"/>
    <style:style style:name="P11" style:parent-style-name="Paragraphedeliste" style:list-style-name="LFO1" style:family="paragraph"/>
    <style:style style:name="P12" style:parent-style-name="Paragraphedeliste" style:list-style-name="LFO1" style:family="paragraph"/>
    <style:style style:name="P13" style:parent-style-name="Paragraphedeliste" style:list-style-name="LFO1" style:family="paragraph"/>
    <style:style style:name="P14" style:parent-style-name="Paragraphedeliste" style:list-style-name="LFO1" style:family="paragraph"/>
    <style:style style:name="P15" style:parent-style-name="Paragraphedeliste" style:list-style-name="LFO1" style:family="paragraph"/>
    <style:style style:name="P16" style:parent-style-name="Paragraphedeliste" style:list-style-name="LFO1" style:family="paragraph"/>
    <style:style style:name="P17" style:parent-style-name="Paragraphedeliste" style:list-style-name="LFO1" style:family="paragraph"/>
    <style:style style:name="P18" style:parent-style-name="Paragraphedeliste" style:list-style-name="LFO1" style:family="paragraph"/>
    <style:style style:name="P19" style:parent-style-name="Paragraphedeliste" style:list-style-name="LFO1" style:family="paragraph"/>
    <style:style style:name="P20" style:parent-style-name="Paragraphedeliste" style:list-style-name="LFO1" style:family="paragraph"/>
    <style:style style:name="P21" style:parent-style-name="Paragraphedeliste" style:list-style-name="LFO1" style:family="paragraph"/>
    <style:style style:name="P22" style:parent-style-name="Paragraphedeliste" style:list-style-name="LFO1" style:family="paragraph"/>
    <style:style style:name="P23" style:parent-style-name="Paragraphedeliste" style:list-style-name="LFO1" style:family="paragraph"/>
    <style:style style:name="P24" style:parent-style-name="Paragraphedeliste" style:list-style-name="LFO1" style:family="paragraph"/>
    <style:style style:name="P25" style:parent-style-name="Paragraphedeliste" style:list-style-name="LFO1" style:family="paragraph"/>
    <style:style style:name="P26" style:parent-style-name="Paragraphedeliste" style:list-style-name="LFO1" style:family="paragraph"/>
    <style:style style:name="P27" style:parent-style-name="Paragraphedeliste" style:list-style-name="LFO1" style:family="paragraph"/>
    <style:style style:name="P28" style:parent-style-name="Paragraphedeliste" style:list-style-name="LFO1" style:family="paragraph"/>
    <style:style style:name="P29" style:parent-style-name="Paragraphedeliste" style:list-style-name="LFO1" style:family="paragraph"/>
    <style:style style:name="P30" style:parent-style-name="Paragraphedeliste" style:list-style-name="LFO1" style:family="paragraph"/>
    <style:style style:name="P31" style:parent-style-name="Paragraphedeliste" style:list-style-name="LFO1" style:family="paragraph"/>
    <style:style style:name="P32" style:parent-style-name="Paragraphedeliste" style:list-style-name="LFO1" style:family="paragraph"/>
    <style:style style:name="P33" style:parent-style-name="Paragraphedeliste" style:list-style-name="LFO1" style:family="paragraph"/>
    <style:style style:name="P34" style:parent-style-name="Paragraphedeliste" style:list-style-name="LFO1" style:family="paragraph"/>
    <style:style style:name="P35" style:parent-style-name="Paragraphedeliste" style:list-style-name="LFO1" style:family="paragraph"/>
  </office:automatic-styles>
  <office:body>
    <office:text text:use-soft-page-breaks="true">
      <text:p text:style-name="P1">Les classe Bootstrap</text:p>
      <text:p text:style-name="Normal"/>
      <text:p text:style-name="P2"><text:span text:style-name="T3">La classe Bootstrap est une classe de CSS (Cascading Style Sheets) qui fournit des fonctionnalités pour créer des mises en page web réactives et adaptables. Elle contient des styles pré-définis pour des composants HTML tels que les boutons, les formulaires, les tableaux, les grilles, etc.</text:span></text:p>
      <text:p text:style-name="P4"/>
      <text:list text:style-name="LFO1" text:continue-numbering="true">
        <text:list-item>
          <text:p text:style-name="P5">La classe "container" : cette classe est utilisée pour envelopper le contenu principal de la page et pour appliquer une marge fixe à gauche et à droite de la page.</text:p>
        </text:list-item>
      </text:list>
      <text:p text:style-name="Normal"/>
      <text:list text:style-name="LFO1" text:continue-numbering="true">
        <text:list-item>
          <text:p text:style-name="P6">La classe "row" : cette classe est utilisée pour créer une ligne de contenu dans la grille Bootstrap. Les colonnes sont ajoutées à l'intérieur de chaque ligne pour créer une mise en page en colonnes.</text:p>
        </text:list-item>
      </text:list>
      <text:p text:style-name="Normal"/>
      <text:list text:style-name="LFO1" text:continue-numbering="true">
        <text:list-item>
          <text:p text:style-name="P7">Les classes "col-xs-", "col-sm-", "col-md-", "col-lg-" : ces classes sont utilisées pour définir la largeur des colonnes dans la grille Bootstrap. La première classe est pour les écrans extra-petits, la deuxième pour les écrans petits, la troisième pour les écrans moyens et la quatrième pour les écrans larges.</text:p>
        </text:list-item>
      </text:list>
      <text:p text:style-name="Normal"/>
      <text:list text:style-name="LFO1" text:continue-numbering="true">
        <text:list-item>
          <text:p text:style-name="P8">La classe "navbar" : cette classe est utilisée pour créer une barre de navigation en haut de la page. Elle peut être personnalisée pour inclure des liens, des boutons, des menus déroulants, etc.</text:p>
        </text:list-item>
      </text:list>
      <text:p text:style-name="Normal"/>
      <text:list text:style-name="LFO1" text:continue-numbering="true">
        <text:list-item>
          <text:p text:style-name="P9">La classe "btn" : cette classe est utilisée pour créer des boutons Bootstrap. Elle peut être combinée avec d'autres classes pour définir la couleur, la taille et le style des boutons.</text:p>
        </text:list-item>
      </text:list>
      <text:p text:style-name="Normal"/>
      <text:list text:style-name="LFO1" text:continue-numbering="true">
        <text:list-item>
          <text:p text:style-name="P10">La classe "form-control" : cette classe est utilisée pour créer des champs de formulaire Bootstrap. Elle peut être utilisée avec des éléments de formulaire tels que les entrées de texte, les zones de texte, les menus déroulants, etc.</text:p>
        </text:list-item>
      </text:list>
      <text:p text:style-name="Normal"/>
      <text:list text:style-name="LFO1" text:continue-numbering="true">
        <text:list-item>
          <text:p text:style-name="P11">La classe "alert" : cette classe est utilisée pour créer des alertes Bootstrap. Elle peut être utilisée pour afficher des messages d'erreur, d'avertissement, de réussite, etc.</text:p>
        </text:list-item>
      </text:list>
      <text:p text:style-name="Paragraphedeliste"/>
      <text:p text:style-name="Paragraphedeliste"/>
      <text:list text:style-name="LFO1" text:continue-numbering="true">
        <text:list-item>
          <text:p text:style-name="P12">La classe "carousel" : cette classe est utilisée pour créer un carrousel d'images ou de contenu. Elle peut être personnalisée pour inclure des flèches de navigation, des indicateurs de position, des contrôles de lecture automatique, etc.</text:p>
        </text:list-item>
      </text:list>
      <text:p text:style-name="Normal"/>
      <text:soft-page-break/>
      <text:list text:style-name="LFO1" text:continue-numbering="true">
        <text:list-item>
          <text:p text:style-name="P13">Les classes "text-center", "text-left" et "text-right" : ces classes sont utilisées pour aligner le texte horizontalement dans un élément. La première classe centre le texte, la deuxième aligne le texte à gauche et la troisième aligne le texte à droite.</text:p>
        </text:list-item>
      </text:list>
      <text:p text:style-name="Normal"/>
      <text:list text:style-name="LFO1" text:continue-numbering="true">
        <text:list-item>
          <text:p text:style-name="P14">La classe "jumbotron" : cette classe est utilisée pour créer un grand en-tête de page avec un texte d'introduction ou une image d'arrière-plan. Elle peut être utilisée pour attirer l'attention des visiteurs dès qu'ils arrivent sur la page.</text:p>
        </text:list-item>
      </text:list>
      <text:p text:style-name="Normal"/>
      <text:list text:style-name="LFO1" text:continue-numbering="true">
        <text:list-item>
          <text:p text:style-name="P15">La classe "badge" : cette classe est utilisée pour créer des badges Bootstrap, qui sont de petits éléments graphiques utilisés pour afficher des informations supplémentaires. Ils peuvent être utilisés pour afficher des chiffres, des étiquettes ou des icônes.</text:p>
        </text:list-item>
      </text:list>
      <text:p text:style-name="Normal"/>
      <text:list text:style-name="LFO1" text:continue-numbering="true">
        <text:list-item>
          <text:p text:style-name="P16">La classe "card" : cette classe est utilisée pour créer des cartes Bootstrap, qui sont des blocs de contenu autonomes avec un titre, du texte et des images. Elles peuvent être utilisées pour afficher des produits, des articles de blog, des informations de contact, etc.</text:p>
        </text:list-item>
      </text:list>
      <text:p text:style-name="Normal"/>
      <text:list text:style-name="LFO1" text:continue-numbering="true">
        <text:list-item>
          <text:p text:style-name="P17">La classe "modal" : cette classe est utilisée pour créer des modèles de dialogue Bootstrap, qui sont des boîtes de dialogue qui apparaissent au-dessus du contenu de la page. Ils peuvent être utilisés pour afficher des messages d'erreur, des formulaires de contact, des menus déroulants, etc.</text:p>
        </text:list-item>
      </text:list>
      <text:p text:style-name="Normal"/>
      <text:list text:style-name="LFO1" text:continue-numbering="true">
        <text:list-item>
          <text:p text:style-name="P18">La classe "list-group" : cette classe est utilisée pour créer des listes de groupe Bootstrap, qui sont des listes avec des éléments qui ont des styles de bordure et de fond. Elles peuvent être utilisées pour afficher des éléments de navigation, des messages, des événements, etc.</text:p>
        </text:list-item>
      </text:list>
      <text:p text:style-name="Paragraphedeliste"/>
      <text:p text:style-name="Paragraphedeliste"/>
      <text:list text:style-name="LFO1" text:continue-numbering="true">
        <text:list-item>
          <text:p text:style-name="P19">La classe "dropdown" : cette classe est utilisée pour créer des menus déroulants Bootstrap, qui sont des listes déroulantes avec des options de sélection. Ils peuvent être utilisés pour afficher des menus de navigation, des filtres, des options de tri, etc.</text:p>
        </text:list-item>
      </text:list>
      <text:p text:style-name="Normal"/>
      <text:list text:style-name="LFO1" text:continue-numbering="true">
        <text:list-item>
          <text:p text:style-name="P20">La classe "badge-pill" : cette classe est utilisée pour créer des badges Bootstrap avec une forme arrondie. Elle peut être utilisée pour afficher des informations supplémentaires, telles que le nombre de notifications non lues.</text:p>
        </text:list-item>
      </text:list>
      <text:p text:style-name="Normal"/>
      <text:list text:style-name="LFO1" text:continue-numbering="true">
        <text:list-item>
          <text:p text:style-name="P21">La classe "media" : cette classe est utilisée pour créer des mises en page de médias Bootstrap, qui sont des blocs de contenu avec des images, du texte et des liens. Elles peuvent être utilisées pour afficher des produits, des profils d'utilisateurs, des témoignages, etc.</text:p>
        </text:list-item>
      </text:list>
      <text:p text:style-name="Normal"/>
      <text:list text:style-name="LFO1" text:continue-numbering="true">
        <text:list-item>
          <text:p text:style-name="P22">La classe "table" : cette classe est utilisée pour créer des tableaux Bootstrap, qui sont des éléments de tableau avec des styles de bordure et de fond. Elle peut être utilisée pour<text:s/><text:soft-page-break/>afficher des données tabulaires, telles que des listes de produits, des horaires, des tableaux de bord, etc.</text:p>
        </text:list-item>
      </text:list>
      <text:p text:style-name="Normal"/>
      <text:list text:style-name="LFO1" text:continue-numbering="true">
        <text:list-item>
          <text:p text:style-name="P23">La classe "progress" : cette classe est utilisée pour créer des barres de progression Bootstrap, qui sont des éléments qui affichent l'état d'une tâche ou d'un processus. Elle peut être utilisée pour afficher le progrès d'un téléchargement, le niveau d'accomplissement d'un objectif, etc.</text:p>
        </text:list-item>
      </text:list>
      <text:p text:style-name="Normal"/>
      <text:list text:style-name="LFO1" text:continue-numbering="true">
        <text:list-item>
          <text:p text:style-name="P24">La classe "badge-danger", "badge-warning", "badge-success", etc. : ces classes sont utilisées pour définir des couleurs de fond pour les badges Bootstrap. La première est rouge, la deuxième est orange et la troisième est verte. Elles peuvent être utilisées pour afficher l'état d'une tâche, comme les erreurs, les avertissements et les réussites.</text:p>
        </text:list-item>
      </text:list>
      <text:p text:style-name="Paragraphedeliste"/>
      <text:p text:style-name="Paragraphedeliste"/>
      <text:list text:style-name="LFO1" text:continue-numbering="true">
        <text:list-item>
          <text:p text:style-name="P25">La classe "navbar" : cette classe est utilisée pour créer des barres de navigation Bootstrap, qui sont des éléments de navigation en haut de la page. Elle peut être personnalisée pour inclure des menus déroulants, des logos, des boutons de connexion, etc.</text:p>
        </text:list-item>
      </text:list>
      <text:p text:style-name="Normal"/>
      <text:list text:style-name="LFO1" text:continue-numbering="true">
        <text:list-item>
          <text:p text:style-name="P26">Les classes "sr-only" et "sr-only-focusable" : ces classes sont utilisées pour masquer le texte visuel de l'utilisateur tout en rendant le contenu accessible pour les lecteurs d'écran. La première classe masque le texte visuel, tandis que la seconde la rend visible lorsque le contenu est activé.</text:p>
        </text:list-item>
      </text:list>
      <text:p text:style-name="Normal"/>
      <text:list text:style-name="LFO1" text:continue-numbering="true">
        <text:list-item>
          <text:p text:style-name="P27">La classe "input-group" : cette classe est utilisée pour créer des groupes d'entrées Bootstrap, qui sont des éléments avec une étiquette et un champ de saisie. Elle peut être personnalisée pour inclure des boutons, des menus déroulants, des icônes, etc.</text:p>
        </text:list-item>
      </text:list>
      <text:p text:style-name="Normal"/>
      <text:list text:style-name="LFO1" text:continue-numbering="true">
        <text:list-item>
          <text:p text:style-name="P28">La classe "form-control" : cette classe est utilisée pour styliser les champs de saisie Bootstrap, tels que les champs de texte, les boutons radio et les cases à cocher. Elle peut être personnalisée pour inclure des icônes, des couleurs, etc.</text:p>
        </text:list-item>
      </text:list>
      <text:p text:style-name="Normal"/>
      <text:list text:style-name="LFO1" text:continue-numbering="true">
        <text:list-item>
          <text:p text:style-name="P29">La classe "btn-group" : cette classe est utilisée pour créer des groupes de boutons Bootstrap, qui sont des éléments avec plusieurs boutons d'action. Elle peut être personnalisée pour inclure des styles de bordure, des icônes, des tailles, etc.</text:p>
        </text:list-item>
      </text:list>
      <text:p text:style-name="Normal"/>
      <text:list text:style-name="LFO1" text:continue-numbering="true">
        <text:list-item>
          <text:p text:style-name="P30">La classe "tooltip" : cette classe est utilisée pour créer des info-bulles Bootstrap, qui sont des éléments qui affichent des informations supplémentaires lorsqu'ils sont survolés. Elle peut être personnalisée pour inclure des couleurs, des animations, des tailles, etc.</text:p>
        </text:list-item>
      </text:list>
      <text:p text:style-name="Normal"/>
      <text:soft-page-break/>
      <text:list text:style-name="LFO1" text:continue-numbering="true">
        <text:list-item>
          <text:p text:style-name="P31">La classe "badge-light" : cette classe est utilisée pour créer des badges Bootstrap avec un fond clair. Elle peut être utilisée pour afficher des informations supplémentaires avec un style plus discret.</text:p>
        </text:list-item>
      </text:list>
      <text:p text:style-name="Paragraphedeliste"/>
      <text:p text:style-name="Paragraphedeliste"/>
      <text:list text:style-name="LFO1" text:continue-numbering="true">
        <text:list-item>
          <text:p text:style-name="P32">La classe "modal" : cette classe est utilisée pour créer des fenêtres modales Bootstrap, qui sont des éléments avec du contenu supplémentaire qui s'affiche par-dessus la page en cours. Les fenêtres modales peuvent être utilisées pour afficher des formulaires de connexion, des galeries d'images, des vidéos, etc.</text:p>
        </text:list-item>
      </text:list>
      <text:p text:style-name="Normal"/>
      <text:list text:style-name="LFO1" text:continue-numbering="true">
        <text:list-item>
          <text:p text:style-name="P33">Les classes "bg-primary", "bg-secondary", "bg-success", etc. : ces classes sont utilisées pour définir des couleurs de fond pour les éléments Bootstrap. La première est la couleur principale de Bootstrap, tandis que les autres sont utilisées pour indiquer le succès, l'information, le danger, etc.</text:p>
        </text:list-item>
      </text:list>
      <text:p text:style-name="Normal"/>
      <text:list text:style-name="LFO1" text:continue-numbering="true">
        <text:list-item>
          <text:p text:style-name="P34">La classe "list-group" : cette classe est utilisée pour créer des listes de groupe Bootstrap, qui sont des éléments avec une liste d'éléments dans une zone de liste défilante. Les listes de groupe peuvent être utilisées pour afficher des catégories de produits, des commentaires, des messages, etc.</text:p>
        </text:list-item>
      </text:list>
      <text:p text:style-name="Normal"/>
      <text:list text:style-name="LFO1" text:continue-numbering="true">
        <text:list-item>
          <text:p text:style-name="P35">La classe "navbar-toggler" : cette classe est utilisée pour créer un bouton de basculement pour la barre de navigation Bootstrap. Elle est généralement utilisée pour les conceptions de navigation réactives, qui modifient la disposition de la barre de navigation en fonction de la taille de l'écr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asian="Times New Roman" fo:color="#5A5A5A" fo:letter-spacing="0.010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family="text" style:name="a0">
      <style:text-properties fo:font-variant="normal" fo:text-transform="none" fo:color="#c0c0c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office:automatic-styles>
  <office:master-styles>
    <style:master-page style:name="MP0" style:page-layout-name="PL0">
      <style:header>
        <text:p text:style-name="En-tête"><draw:custom-shape svg:width="5.55139in" svg:height="3.33056in" draw:z-index="251658240" draw:id="id0" draw:style-name="a2" draw:transform="translate(-2.77569in -1.66528in) rotate(0.7854) translate(1.84931in -2.99375in)" draw:name="PowerPlusWaterMarkObject19295470" text:anchor-type="paragraph"><svg:title/><svg:desc/><text:p text:style-name="a1" text:class-names="" text:cond-style-name=""><text:span text:style-name="a0" text:class-names="">DELIA</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amatullah Ahmadzai</meta:initial-creator>
    <dc:creator>Delia Danciu</dc:creator>
    <meta:creation-date>2023-03-28T09:13:00Z</meta:creation-date>
    <dc:date>2023-07-04T12:25:00Z</dc:date>
    <meta:print-date>2023-03-29T08:53:00Z</meta:print-date>
    <meta:template xlink:href="Normal" xlink:type="simple"/>
    <meta:editing-cycles>9</meta:editing-cycles>
    <meta:editing-duration>PT7380S</meta:editing-duration>
    <meta:document-statistic meta:page-count="4" meta:paragraph-count="16" meta:word-count="1278" meta:character-count="8293" meta:row-count="58" meta:non-whitespace-character-count="7031"/>
  </office:meta>
</office:document-meta>
</file>